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a6a6a6"/>
    </style:style>
    <style:style style:name="P3" style:family="paragraph" style:parent-style-name="Standard">
      <style:text-properties style:text-line-through-style="solid" style:text-line-through-type="single"/>
    </style:style>
    <style:style style:name="P4" style:family="paragraph" style:parent-style-name="Standard">
      <style:paragraph-properties fo:text-align="center" style:justify-single-word="false"/>
      <style:text-properties style:text-line-through-style="solid" style:text-line-through-type="singl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style:page-number="auto"/>
      <style:text-properties fo:language="en" fo:country="US" style:language-asian="en" style:country-asian="US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font-weight="bold" style:font-weight-asian="bold"/>
    </style:style>
    <style:style style:name="T3" style:family="text">
      <style:text-properties fo:font-weight="bold" style:font-weight-asian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4f81bd" style:background-transparency="0%" fo:padding-left="0.1in" fo:padding-right="0.1in" fo:padding-top="0.05in" fo:padding-bottom="0.05in" fo:border="2.01pt solid #385d8a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000000" draw:marker-start="msArrowEnd_20_5" draw:marker-start-width="0.0835in" draw:marker-start-center="false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onnector text:anchor-type="char" draw:z-index="57" draw:style-name="gr4" draw:text-style-name="P8" draw:type="line" svg:x1="4.4591in" svg:y1="7.1354in" svg:x2="0.3543in" svg:y2="7.1366in" svg:d="M11326 18124l-10426 3" svg:viewBox="0 0 10428 5"><text:p/></draw:connector><draw:connector text:anchor-type="char" draw:z-index="56" draw:style-name="gr4" draw:text-style-name="P8" draw:type="line" svg:x1="0.3543in" svg:y1="7.1362in" svg:x2="0.5425in" svg:y2="6.448in" svg:d="M900 18126l478-1748" svg:viewBox="0 0 480 1750"><text:p/></draw:connector><draw:frame draw:style-name="fr1" draw:name="Frame1" text:anchor-type="char" svg:x="0.5311in" svg:y="6.0209in" svg:width="0.8854in" svg:height="0.9583in" draw:z-index="41"><draw:text-box><text:p text:style-name="Standard">display</text:p></draw:text-box></draw:frame><draw:connector text:anchor-type="char" draw:z-index="49" draw:style-name="gr4" draw:text-style-name="P8" draw:type="line" svg:x1="1.4063in" svg:y1="6.178in" svg:x2="2.3339in" svg:y2="6.0311in" svg:d="M3572 15692l2356-373" svg:viewBox="0 0 2358 374"><text:p/></draw:connector><draw:connector text:anchor-type="char" draw:z-index="48" draw:style-name="gr4" draw:text-style-name="P8" draw:type="line" svg:x1="1.3335in" svg:y1="6.5626in" svg:x2="2.3339in" svg:y2="6.5638in" svg:d="M3387 16669l2541 3" svg:viewBox="0 0 2544 5"><text:p/></draw:connector><draw:connector text:anchor-type="char" draw:z-index="52" draw:style-name="gr4" draw:text-style-name="P8" draw:type="line" svg:x1="1.3335in" svg:y1="6.5626in" svg:x2="2.3339in" svg:y2="6.8756in" svg:d="M3387 16669l2541 795" svg:viewBox="0 0 2544 797"><text:p/></draw:connector><draw:connector text:anchor-type="char" draw:z-index="54" draw:style-name="gr4" draw:text-style-name="P8" draw:type="line" svg:x1="1.3335in" svg:y1="6.5634in" svg:x2="2.3339in" svg:y2="6.1772in" svg:d="M3387 16671l2541-981" svg:viewBox="0 0 2544 982"><text:p/></draw:connector><draw:frame draw:style-name="fr1" draw:name="Frame2" text:anchor-type="char" svg:x="0.6563in" svg:y="6.3228in" svg:width="0.6874in" svg:height="0.5626in" draw:z-index="47"><draw:text-box><text:p text:style-name="Standard">Select things</text:p></draw:text-box></draw:frame><draw:connector text:anchor-type="char" draw:z-index="55" draw:style-name="gr4" draw:text-style-name="P8" draw:type="line" svg:x1="4.1563in" svg:y1="6.6563in" svg:x2="4.4591in" svg:y2="7.1362in" svg:d="M10557 16907l769 1219" svg:viewBox="0 0 771 1221"><text:p/></draw:connector><draw:frame draw:style-name="fr1" draw:name="Frame3" text:anchor-type="char" svg:x="1.5in" svg:y="5.7189in" svg:width="0.7398in" svg:height="1.2602in" draw:z-index="42"><draw:text-box><text:p text:style-name="Standard">Access engine</text:p></draw:text-box></draw:frame><draw:connector text:anchor-type="char" draw:z-index="53" draw:style-name="gr4" draw:text-style-name="P8" draw:type="line" svg:x1="3.052in" svg:y1="6.6571in" svg:x2="3.3547in" svg:y2="6.5626in" svg:d="M7752 16909l769-240" svg:viewBox="0 0 771 242"><text:p/></draw:connector><draw:connector text:anchor-type="char" draw:z-index="51" draw:style-name="gr4" draw:text-style-name="P8" draw:type="line" svg:x1="3.052in" svg:y1="6.9693in" svg:x2="3.3547in" svg:y2="6.7291in" svg:d="M7752 17702l769-610" svg:viewBox="0 0 771 612"><text:p/></draw:connector><draw:frame draw:style-name="fr1" draw:name="Frame4" text:anchor-type="char" svg:x="2.3228in" svg:y="6.75in" svg:width="0.7398in" svg:height="0.302in" draw:z-index="45"><draw:text-box><text:p text:style-name="Standard">delete</text:p></draw:text-box></draw:frame><draw:frame draw:style-name="fr1" draw:name="Frame5" text:anchor-type="char" svg:x="2.3228in" svg:y="6.4374in" svg:width="0.7398in" svg:height="0.302in" draw:z-index="44"><draw:text-box><text:p text:style-name="Standard">update</text:p></draw:text-box></draw:frame><draw:connector text:anchor-type="char" draw:z-index="50" draw:style-name="gr4" draw:text-style-name="P8" draw:type="line" svg:x1="3.052in" svg:y1="6.0311in" svg:x2="3.3547in" svg:y2="6.428in" svg:d="M7752 15319l769 1008" svg:viewBox="0 0 771 1009"><text:p/></draw:connector><draw:frame draw:style-name="fr1" draw:name="Frame6" text:anchor-type="char" svg:x="3.3437in" svg:y="6.1772in" svg:width="0.8228in" svg:height="0.5626in" draw:z-index="46"><draw:text-box><text:p text:style-name="Standard">Retrieve array</text:p></draw:text-box></draw:frame><draw:frame draw:style-name="fr1" draw:name="Frame7" text:anchor-type="char" svg:x="2.3228in" svg:y="5.8752in" svg:width="0.7398in" svg:height="0.3228in" draw:z-index="43"><draw:text-box><text:p text:style-name="Standard">create</text:p></draw:text-box></draw:frame><draw:connector text:anchor-type="char" draw:z-index="35" draw:style-name="gr3" draw:text-style-name="P8" draw:type="line" svg:x1="3.4382in" svg:y1="1.8646in" svg:x2="3.8028in" svg:y2="1.8661in" svg:d="M8733 4736l926 4" svg:viewBox="0 0 928 5"><text:p/></draw:connector><draw:connector text:anchor-type="char" draw:z-index="37" draw:style-name="gr3" draw:text-style-name="P8" draw:type="line" svg:x1="4.802in" svg:y1="2.5728in" svg:x2="5.5634in" svg:y2="3.1043in" svg:d="M12197 6535l1934 1350" svg:viewBox="0 0 1935 1351"><text:p/></draw:connector><draw:connector text:anchor-type="char" draw:z-index="36" draw:style-name="gr3" draw:text-style-name="P8" draw:type="line" svg:x1="4.302in" svg:y1="2.0209in" svg:x2="4.5736in" svg:y2="2.3236in" svg:d="M10927 5133l690 769" svg:viewBox="0 0 691 771"><text:p/></draw:connector><draw:connector text:anchor-type="char" draw:z-index="40" draw:style-name="gr3" draw:text-style-name="P8" draw:type="line" svg:x1="7.9272in" svg:y1="3.7398in" svg:x2="9.011in" svg:y2="3.7409in" svg:d="M20135 9499l2753 3" svg:viewBox="0 0 2755 5"><text:p/></draw:connector><draw:connector text:anchor-type="char" draw:z-index="39" draw:style-name="gr3" draw:text-style-name="P8" draw:type="line" svg:x1="7.1984in" svg:y1="3.8854in" svg:x2="6.3437in" svg:y2="4.3756in" svg:d="M18284 9869l-2171 1245" svg:viewBox="0 0 2173 1247"><text:p/></draw:connector><draw:connector text:anchor-type="char" draw:z-index="38" draw:style-name="gr3" draw:text-style-name="P8" draw:type="line" svg:x1="6.0217in" svg:y1="4.3756in" svg:x2="5.8543in" svg:y2="3.4063in" svg:d="M15295 11114l-425-2462" svg:viewBox="0 0 427 2464"><text:p/></draw:connector><draw:connector text:anchor-type="char" draw:z-index="33" draw:style-name="gr2" draw:text-style-name="P8" draw:type="line" svg:x1="3.4374in" svg:y1="1.1146in" svg:x2="3.439in" svg:y2="5.2508in" svg:d="M8731 2831l4 10506" svg:viewBox="0 0 5 10507"><text:p/></draw:connector><draw:connector text:anchor-type="char" draw:z-index="34" draw:style-name="gr2" draw:text-style-name="P8" draw:type="line" svg:x1="9.0098in" svg:y1="1.1146in" svg:x2="9.011in" svg:y2="5.2508in" svg:d="M22885 2831l3 10506" svg:viewBox="0 0 5 10507"><text:p/></draw:connector><draw:custom-shape text:anchor-type="char" draw:z-index="32" draw:style-name="gr1" draw:text-style-name="P7" svg:width="0.2921in" svg:height="0.2921in" svg:x="3.802in" svg:y="1.7189in"><text:p/><draw:enhanced-geometry svg:viewBox="0 0 21600 21600" draw:type="rectangle" draw:enhanced-path="M 0 0 L 21600 0 21600 21600 0 21600 0 0 Z N"/></draw:custom-shape><draw:frame draw:style-name="fr1" draw:name="Frame8" text:anchor-type="char" svg:x="4.0055in" svg:y="1.7138in" svg:width="0.5307in" svg:height="0.3118in" draw:z-index="31"><draw:text-box><text:p text:style-name="Standard">Rerg</text:p></draw:text-box></draw:frame><draw:frame draw:style-name="fr1" draw:name="Frame9" text:anchor-type="char" svg:x="7.0161in" svg:y="3.5783in" svg:width="0.9161in" svg:height="0.3118in" draw:z-index="29"><draw:text-box><text:p text:style-name="Standard">Plerg nerg</text:p></draw:text-box></draw:frame><draw:custom-shape text:anchor-type="char" draw:z-index="30" draw:style-name="gr1" draw:text-style-name="P7" svg:width="0.2921in" svg:height="0.2921in" svg:x="6.8126in" svg:y="3.5835in"><text:p/><draw:enhanced-geometry svg:viewBox="0 0 21600 21600" draw:type="rectangle" draw:enhanced-path="M 0 0 L 21600 0 21600 21600 0 21600 0 0 Z N"/></draw:custom-shape><draw:custom-shape text:anchor-type="char" draw:z-index="24" draw:style-name="gr1" draw:text-style-name="P7" svg:width="0.3197in" svg:height="0.2398in" svg:x="4.0626in" svg:y="2.333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fr1" draw:name="Frame10" text:anchor-type="char" svg:x="4.2209in" svg:y="2.3181in" svg:width="0.9783in" svg:height="0.2598in" draw:z-index="23"><draw:text-box><text:p text:style-name="Standard">14 (no title)</text:p></draw:text-box></draw:frame><draw:frame draw:style-name="fr1" draw:name="Frame11" text:anchor-type="char" svg:x="5.5575in" svg:y="4.3598in" svg:width="0.9783in" svg:height="0.2598in" draw:z-index="27"><draw:text-box><text:p text:style-name="Standard">Qerg merg</text:p></draw:text-box></draw:frame><draw:custom-shape text:anchor-type="char" draw:z-index="28" draw:style-name="gr1" draw:text-style-name="P7" svg:width="0.3197in" svg:height="0.2398in" svg:x="5.3992in" svg:y="4.3752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char" draw:z-index="26" draw:style-name="gr1" draw:text-style-name="P7" svg:width="0.2921in" svg:height="0.2921in" svg:x="4.802in" svg:y="3.1043in"><text:p/><draw:enhanced-geometry svg:viewBox="0 0 21600 21600" draw:type="rectangle" draw:enhanced-path="M 0 0 L 21600 0 21600 21600 0 21600 0 0 Z N"/></draw:custom-shape><draw:frame draw:style-name="fr1" draw:name="Frame12" text:anchor-type="char" svg:x="5.0055in" svg:y="3.0992in" svg:width="1.7283in" svg:height="0.3118in" draw:z-index="25"><draw:text-box><text:p text:style-name="P1">Herg blerg a snerg tlerg</text:p></draw:text-box></draw:frame><draw:frame draw:style-name="fr1" draw:name="Frame13" text:anchor-type="char" svg:x="4.5626in" svg:y="0.4791in" svg:width="0.6665in" svg:height="0.3228in" draw:z-index="22"><draw:text-box><text:p text:style-name="P2">delete</text:p></draw:text-box></draw:frame><draw:frame draw:style-name="fr1" draw:name="Frame14" text:anchor-type="char" svg:x="4.052in" svg:y="0.4791in" svg:width="0.5311in" svg:height="0.3228in" draw:z-index="21"><draw:text-box><text:p text:style-name="P2">edit</text:p></draw:text-box></draw:frame><draw:frame draw:style-name="fr1" draw:name="Frame15" text:anchor-type="char" svg:x="3.2811in" svg:y="0.4791in" svg:width="0.7398in" svg:height="0.3228in" draw:z-index="20"><draw:text-box><text:p text:style-name="Standard">createL</text:p></draw:text-box></draw:frame><draw:frame draw:style-name="fr1" draw:name="Frame16" text:anchor-type="char" svg:x="2.5626in" svg:y="0.4791in" svg:width="0.7398in" svg:height="0.3228in" draw:z-index="19"><draw:text-box><text:p text:style-name="Standard">createN</text:p></draw:text-box></draw:frame><draw:frame draw:style-name="fr1" draw:name="Frame17" text:anchor-type="char" svg:x="1.7709in" svg:y="0.4791in" svg:width="0.75in" svg:height="0.3228in" draw:z-index="18"><draw:text-box><text:p text:style-name="P3">Sub out</text:p></draw:text-box></draw:frame><draw:frame draw:style-name="fr1" draw:name="Frame18" text:anchor-type="char" svg:x="1.1772in" svg:y="0.4791in" svg:width="0.6146in" svg:height="0.3228in" draw:z-index="17"><draw:text-box><text:p text:style-name="P3">Sub in</text:p></draw:text-box></draw:frame><draw:frame draw:style-name="fr1" draw:name="Frame19" text:anchor-type="char" svg:x="0.5311in" svg:y="0.4791in" svg:width="0.5937in" svg:height="0.3228in" draw:z-index="16"><draw:text-box><text:p text:style-name="P3">Z out</text:p></draw:text-box></draw:frame><draw:frame draw:style-name="fr1" draw:name="Frame20" text:anchor-type="char" svg:x="0.0835in" svg:y="0.4791in" svg:width="0.4689in" svg:height="0.3228in" draw:z-index="15"><draw:text-box><text:p text:style-name="P3">Z in</text:p></draw:text-box></draw:frame><draw:frame draw:style-name="fr1" draw:name="Frame21" text:anchor-type="char" svg:x="7.8437in" svg:y="0.4791in" svg:width="1.1772in" svg:height="0.3228in" draw:z-index="14"><draw:text-box><text:p text:style-name="P3">search</text:p></draw:text-box></draw:frame><draw:frame draw:style-name="fr2" draw:name="Frame22" text:anchor-type="char" svg:x="3.3264in" svg:y="0.9201in" svg:width="5.7846in" svg:height="4.472in" draw:z-index="3"><draw:text-box><text:p text:style-name="P5">Network view</text:p></draw:text-box></draw:frame><draw:frame draw:style-name="fr2" draw:name="Frame23" text:anchor-type="char" svg:x="-0.0173in" svg:y="5.389in" svg:width="9.139in" svg:height="0.3681in" draw:z-index="4"><draw:text-box><text:p text:style-name="P4">Status bar</text:p></draw:text-box></draw:frame><draw:frame draw:style-name="fr2" draw:name="Frame24" text:anchor-type="char" svg:x="-0.0071in" svg:y="0.9201in" svg:width="3.3264in" svg:height="4.472in" draw:z-index="2"><draw:text-box><text:p text:style-name="Standard"/></draw:text-box></draw:frame><draw:frame draw:style-name="fr2" draw:name="Frame25" text:anchor-type="char" svg:x="-0.0173in" svg:y="0.3681in" svg:width="9.139in" svg:height="0.5453in" draw:z-index="0"><draw:text-box><text:p text:style-name="P5"/></draw:text-box></draw:frame><draw:frame draw:style-name="fr1" draw:name="Frame26" text:anchor-type="char" svg:x="0.0835in" svg:y="4.1772in" svg:width="3.1563in" svg:height="0.3228in" draw:z-index="13"><draw:text-box><text:p text:style-name="Standard">[v][<text:span text:style-name="T1">S</text:span>] <text:span text:style-name="T2">Blerg</text:span></text:p></draw:text-box></draw:frame><draw:frame draw:style-name="fr1" draw:name="Frame27" text:anchor-type="char" svg:x="0.0835in" svg:y="1.1043in" svg:width="3.1563in" svg:height="0.3228in" draw:z-index="12"><draw:text-box><text:p text:style-name="Standard">[v][<text:span text:style-name="T1">C</text:span>] <text:span text:style-name="T3">14 (no title)</text:span></text:p></draw:text-box></draw:frame><draw:frame draw:style-name="fr1" draw:name="Frame28" text:anchor-type="char" svg:x="0.0835in" svg:y="2.9165in" svg:width="3.1563in" svg:height="0.9791in" draw:z-index="10"><draw:text-box><text:p text:style-name="P3">Lorem ipsum dolar sit amet Lorem ipsum dolar sit amet Lorem ipsum dolar sit amet Lorem ipsum dolar sit amet Lorem ipsum dolar sit amet </text:p></draw:text-box></draw:frame><draw:frame draw:style-name="fr1" draw:name="Frame29" text:anchor-type="char" svg:x="0.0835in" svg:y="2.6146in" svg:width="3.1563in" svg:height="0.3228in" draw:z-index="9"><draw:text-box><text:p text:style-name="Standard">[-][<text:span text:style-name="T1">N</text:span>] <text:span text:style-name="T1">Herg blerg a snerg tlerg</text:span> <text:s text:c="28"/>X</text:p></draw:text-box></draw:frame><draw:frame draw:style-name="fr1" draw:name="Frame30" text:anchor-type="char" svg:x="0.0835in" svg:y="2.3126in" svg:width="3.1563in" svg:height="0.3228in" draw:z-index="8"><draw:text-box><text:p text:style-name="Standard">[<text:span text:style-name="T1">1784</text:span>][X][<text:span text:style-name="T1">S</text:span>] <text:span text:style-name="T1">Herg blerg a snerg tlerg</text:span> <text:s text:c="16"/>X</text:p></draw:text-box></draw:frame><draw:frame draw:style-name="fr1" draw:name="Frame31" text:anchor-type="char" svg:x="0.0835in" svg:y="2.0102in" svg:width="3.1563in" svg:height="0.3228in" draw:z-index="7"><draw:text-box><text:p text:style-name="Standard">[<text:span text:style-name="T1">1</text:span>][<text:span text:style-name="T1">&lt;</text:span>][<text:span text:style-name="T1">C</text:span>]38 <text:s/>(no title) <text:s text:c="44"/>X</text:p></draw:text-box></draw:frame><draw:frame draw:style-name="fr1" draw:name="Frame32" text:anchor-type="char" svg:x="0.0835in" svg:y="1.7083in" svg:width="3.1563in" svg:height="0.3228in" draw:z-index="6"><draw:text-box><text:p text:style-name="Standard">[<text:span text:style-name="T1">8</text:span>][<text:span text:style-name="T1">&gt;</text:span>][<text:span text:style-name="T1">C</text:span>] <text:span text:style-name="T1">Herg blerg a snerg tlerg</text:span> <text:s text:c="23"/>X</text:p></draw:text-box></draw:frame><draw:frame draw:style-name="fr1" draw:name="Frame33" text:anchor-type="char" svg:x="0.0835in" svg:y="1.4063in" svg:width="3.1563in" svg:height="0.3228in" draw:z-index="5"><draw:text-box><text:p text:style-name="Standard">[^][<text:span text:style-name="T1">S</text:span>] <text:span text:style-name="T2">Herg blerg a snerg tlerg</text:span></text:p></draw:text-box></draw:frame><draw:frame draw:style-name="fr1" draw:name="Frame34" text:anchor-type="char" svg:x="0.0835in" svg:y="3.8752in" svg:width="3.1563in" svg:height="0.3228in" draw:z-index="11"><draw:text-box><text:p text:style-name="Standard">[v][<text:span text:style-name="T1">C</text:span>] <text:span text:style-name="T2">Qerg merg</text:span></text:p></draw:text-box></draw:frame><draw:frame draw:style-name="fr2" draw:name="Frame35" text:anchor-type="char" svg:x="-0.0071in" svg:y="0.0035in" svg:width="9.1283in" svg:height="0.3681in" draw:z-index="1"><draw:text-box><text:p text:style-name="P5">Main menu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p maier</meta:initial-creator>
    <meta:creation-date>2014-10-21T07:49:00</meta:creation-date>
    <dc:creator>matthew p maier</dc:creator>
    <dc:date>2014-10-21T14:14:00</dc:date>
    <meta:editing-cycles>32</meta:editing-cycles>
    <meta:editing-duration>PT4H51M</meta:editing-duration>
    <meta:document-statistic meta:table-count="0" meta:image-count="0" meta:object-count="0" meta:page-count="1" meta:paragraph-count="33" meta:word-count="107" meta:character-count="666" meta:non-whitespace-character-count="479"/>
    <meta:generator>LibreOffice/4.2.6.3$Windows_x86 LibreOffice_project/3fd416d4c6db7d3204c17ce57a1d70f6e531ee21</meta:generator>
  </office:meta>
</office:document-meta>
</file>